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6 2412">
            <text:p>test_Parser(primitives): 1,6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6">
            <text:p>1,6 sec</text:p>
          </table:table-cell>
          <table:table-cell table:style-name="ce162" table:formula="of:=TESTSTAT(&quot;count&quot;; [.B46])" office:value-type="float" office:value="2412">
            <text:p>2412</text:p>
          </table:table-cell>
          <table:table-cell table:style-name="ce164" table:formula="of:=[.E46]/[.D46]" office:value-type="float" office:value="1507.5">
            <text:p>1507,5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8 1546">
            <text:p>test_Parser(multiplicity): 1,8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8">
            <text:p>1,8 sec</text:p>
          </table:table-cell>
          <table:table-cell table:style-name="ce162" table:formula="of:=TESTSTAT(&quot;count&quot;; [.B47])" office:value-type="float" office:value="1546">
            <text:p>1546</text:p>
          </table:table-cell>
          <table:table-cell table:style-name="ce164" table:formula="of:=[.E47]/[.D47]" office:value-type="float" office:value="858.888888888889">
            <text:p>858,9 a/sec</text:p>
          </table:table-cell>
          <table:table-cell table:number-columns-repeated="4"/>
        </table:table-row>
        <table:table-row table:style-name="ro6">
          <table:table-cell/>
          <table:table-cell table:formula="of:=TEST_PARSER(&quot;basic&quot;)" office:value-type="string" office:string-value="test_Parser(basic): 6,4 9107">
            <text:p>test_Parser(basic): 6,4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6.4">
            <text:p>6,4 sec</text:p>
          </table:table-cell>
          <table:table-cell table:style-name="ce162" table:formula="of:=TESTSTAT(&quot;count&quot;; [.B48])" office:value-type="float" office:value="9107">
            <text:p>9107</text:p>
          </table:table-cell>
          <table:table-cell table:style-name="ce164" table:formula="of:=[.E48]/[.D48]" office:value-type="float" office:value="1422.96875">
            <text:p>1423,0 a/sec</text:p>
          </table:table-cell>
          <table:table-cell table:number-columns-repeated="4"/>
        </table:table-row>
        <table:table-row table:style-name="ro6">
          <table:table-cell/>
          <table:table-cell table:formula="of:=TEST_PARSER(&quot;special&quot;)" office:value-type="string" office:string-value="test_Parser(special): 0,9 479">
            <text:p>test_Parser(special): 0,9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9">
            <text:p>0,9 sec</text:p>
          </table:table-cell>
          <table:table-cell table:style-name="ce162" table:formula="of:=TESTSTAT(&quot;count&quot;; [.B49])" office:value-type="float" office:value="479">
            <text:p>479</text:p>
          </table:table-cell>
          <table:table-cell table:style-name="ce164" table:formula="of:=[.E49]/[.D49]" office:value-type="float" office:value="532.222222222222">
            <text:p>532,2 a/sec</text:p>
          </table:table-cell>
          <table:table-cell table:number-columns-repeated="4"/>
        </table:table-row>
        <table:table-row table:style-name="ro6">
          <table:table-cell/>
          <table:table-cell table:formula="of:=TEST_PARSER(&quot;numbers&quot;)" office:value-type="string" office:string-value="test_Parser(numbers): 3 3046">
            <text:p>test_Parser(numbers): 3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3">
            <text:p>3,0 sec</text:p>
          </table:table-cell>
          <table:table-cell table:style-name="ce162" table:formula="of:=TESTSTAT(&quot;count&quot;; [.B50])" office:value-type="float" office:value="3046">
            <text:p>3046</text:p>
          </table:table-cell>
          <table:table-cell table:style-name="ce164" table:formula="of:=[.E50]/[.D50]" office:value-type="float" office:value="1015.33333333333">
            <text:p>1015,3 a/sec</text:p>
          </table:table-cell>
          <table:table-cell table:number-columns-repeated="4"/>
        </table:table-row>
        <table:table-row table:style-name="ro6">
          <table:table-cell/>
          <table:table-cell table:formula="of:=TEST_PARSER(&quot;types&quot;)" office:value-type="string" office:string-value="test_Parser(types): 6,4 11149">
            <text:p>test_Parser(types): 6,4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4">
            <text:p>6,4 sec</text:p>
          </table:table-cell>
          <table:table-cell table:style-name="ce162" table:formula="of:=TESTSTAT(&quot;count&quot;; [.B51])" office:value-type="float" office:value="11149">
            <text:p>11149</text:p>
          </table:table-cell>
          <table:table-cell table:style-name="ce164" table:formula="of:=[.E51]/[.D51]" office:value-type="float" office:value="1742.03125">
            <text:p>1742,0 a/sec</text:p>
          </table:table-cell>
          <table:table-cell table:number-columns-repeated="4"/>
        </table:table-row>
        <table:table-row table:style-name="ro6">
          <table:table-cell table:number-columns-repeated="3"/>
          <table:table-cell table:style-name="ce161" table:formula="of:=SUM([.D46:.D51])" office:value-type="float" office:value="20.1">
            <text:p>20,1 sec</text:p>
          </table:table-cell>
          <table:table-cell table:style-name="ce163" table:formula="of:=SUM([.E46:.E51])" office:value-type="float" office:value="27739">
            <text:p>27739</text:p>
          </table:table-cell>
          <table:table-cell table:style-name="ce165" table:formula="of:=[.E52]/[.D52]" office:value-type="float" office:value="1380.04975124378">
            <text:p>1380,0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8,1 27734">
            <text:p>test_Parser(all): 18,1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18.1">
            <text:p>18,1 sec</text:p>
          </table:table-cell>
          <table:table-cell table:style-name="ce162" table:formula="of:=TESTSTAT(&quot;count&quot;; [.B54])" office:value-type="float" office:value="27734">
            <text:p>27734</text:p>
          </table:table-cell>
          <table:table-cell table:style-name="ce164" table:formula="of:=[.E54]/[.D54]" office:value-type="float" office:value="1532.26519337017">
            <text:p>1532,3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2">22.05.2017</text:date>, <text:time>23:17:2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2T23:17:29.21</dc:date>
    <meta:editing-duration>P160DT19H9M48S</meta:editing-duration>
    <meta:editing-cycles>693</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TypeCtor
	_name	  As String	 ' cannot use just "name", that's a BASIC directive
	arity	  As Integer ' the nr of typeArgs
	dataCtors As DataCtor Array
End Type

Type DataType
	str		 As String	' debugger shows that in inspector
	typeArgs As Array
	typeCtor As TypeCtor
End Type

Type DataCtor
	tag		 As String
	str		 As String	' debugger shows that in inspector
	_name	 As String	' see TypeCtor._name
	typeCtor As TypeCtor
	argTypes As Array
	arity    As Integer
End Type

Type DataValue
	str		 As String	' debugger shows that in inspector
	ctor	 As DataCtor
	fields   As Array
End Type

Sub Main
	[test_Type======================================]
End Sub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_newDataValue(ctor As DataCtor, ByRef args As Array)
	Dim out As New DataValue
	out.ctor   = ctor
	out.fields = args

	Goto _newDataValue_check_count_only	' can comment out
	'Goto _newDataValue_check_types		' can comment out

_newDataValue_end:	' to make "no-checks" the shortest path
	_newDataValue = out
	Exit Function
	
_newDataValue_check_types:
	croak("_newDataValue_check_types: NYI")
	Goto _newDataValue_end
	
_newDataValue_check_count_only:
	Dim x As Integer : x = ctor.arity
	Dim a As Integer : a = UBound(args) + 1
	If x &lt;&gt; a Then
		croak("_newDataValue: DataCtor " &amp; ctor._name _
			&amp; " requires " &amp; x &amp; IIf(x = 1, " arg", " args") _
			&amp; " - got " &amp; a _
		)
	End If
	Goto _newDataValue_end
End Function


Function applyDC(c As DataCtor, _
	Optional a0, _
	Optional a1, _
	Optional a2, _
	Optional a3, _
	Optional a4 _
)
	Dim out As Object
	If     isMissing(a0) Then :	out = _newDataValue(c, emptyArray)
	ElseIf isMissing(a1) Then :	out = _newDataValue(c, Array(a0))
	ElseIf isMissing(a2) Then :	out = _newDataValue(c, Array(a0, a1))
	ElseIf isMissing(a3) Then :	out = _newDataValue(c, Array(a0, a1, a2))
	ElseIf isMissing(a4) Then :	out = _newDataValue(c, Array(a0, a1, a2, a3))
	Else
		croak("applyDC " &amp; ctor.name &amp; ": " _
			&amp; " only up to 4 args supported - got 5" _
		)
	End If
	applyDC = out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Fn(out)) Then
					On Local Error Goto ctorOf_error
					out.provoke_an_error
				End If
			End If
		End If
	End If
ctorOf_end:
	ctorOf = out
	Exit Function
ctorOf_error:
	croak("ctorOf: object with invalid .ctor :: " &amp; typeOf(out) &amp; NL &amp; toString(out))
End Function

Function _ctor(o As Object)
	_ctor = o.ctor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Type()
	test_Type_TypeCtor()
	test_Type_DataCtor()
	test_Type_DataValue()
	test_Type_ctorOf()
End Function


Type TTest_NoTyname
End Type

Type TTest_Tyname
	tyname As String
End Type

Type TTest_Foo
	bar As Integer
End Type

Type TTest_Ctor
	ctor As Variant
End Type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o.ctor = New TTest_TyName
	assertThrows(ctorOf, Array(o)).x
	o.ctor.tyname = "foo"
	assertThrows(ctorOf, Array(o)).x

	o.ctor = Fn.cons
	act = ctorOf(o)
	assertEqual(isFn(act), True).x
	assertEqual(getFnName(act), getFnName(Fn.cons)).x
	assertEqual(arity(act), arity(Fn.cons)).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Type()
	' positive tests below in test_TypeCtor
	' main thing to prove is that it doesn't throw
	assertEqual(isDataType(Nothing),            False).x
	assertEqual(isDataType(Empty),              False).x
	assertEqual(isDataType(True),               False).x
	assertEqual(isDataType(False),              False).x
	assertEqual(isDataType(""),                 False).x
	assertEqual(isDataType("a"),                False).x
	assertEqual(isDataType("foobar"),           False).x
	assertEqual(isDataType(0),                  False).x
	assertEqual(isDataType(1),                  False).x
	assertEqual(isDataType(3.14),               False).x
	assertEqual(isDataType(Array()),            False).x
	assertEqual(isDataType(Array(42)),          False).x
	assertEqual(isDataType(Array(42)),          False).x
	
	Dim o As Object
	o = New TTest_Foo
	assertEqual(isDataType(o), False).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Function test_Type_DataValue()
	Dim tc, dt
	Dim c1, c2
	Dim v1, v2
	
	tc = _newTypeCtor("TC_Unit", 0, Array( _
		"_Unit", Array() _
	))
	dt = applyTC(tc, Array())
	c1 = tc.dataCtors(0)
	assertEqual(c1.arity, 0).x
	
	v1 = applyDC(c1)
	assertEqual(DataCtor_equ(v1.ctor, c1), True).x
	assertEqual(UBound(v1.fields), UBound(Array())).x
	v1 = applyDC(c1, Array())

	show(v1.ctor.str, c1.str)
	assertEqual(DataType_equ(v1.dataType, dt), True).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